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Heading_20_1">
      <style:text-properties officeooo:rsid="0014542c" officeooo:paragraph-rsid="0014542c"/>
    </style:style>
    <style:style style:name="P2" style:family="paragraph" style:parent-style-name="Heading_20_1">
      <style:text-properties officeooo:rsid="00164b34" officeooo:paragraph-rsid="00164b34"/>
    </style:style>
    <style:style style:name="P3" style:family="paragraph" style:parent-style-name="Heading_20_2">
      <style:text-properties officeooo:rsid="00164b34" officeooo:paragraph-rsid="00164b34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Preformatted_20_Text">
      <style:text-properties officeooo:paragraph-rsid="00164b34"/>
    </style:style>
    <style:style style:name="P6" style:family="paragraph" style:parent-style-name="Text_20_body">
      <style:text-properties officeooo:rsid="0014542c" officeooo:paragraph-rsid="0014542c"/>
    </style:style>
    <style:style style:name="P7" style:family="paragraph" style:parent-style-name="Text_20_body">
      <style:paragraph-properties fo:text-align="justify" style:justify-single-word="false"/>
      <style:text-properties officeooo:rsid="0014542c" officeooo:paragraph-rsid="0014542c"/>
    </style:style>
    <style:style style:name="P8" style:family="paragraph" style:parent-style-name="Text_20_body">
      <style:text-properties officeooo:paragraph-rsid="0014542c"/>
    </style:style>
    <style:style style:name="P9" style:family="paragraph" style:parent-style-name="Text_20_body">
      <style:text-properties officeooo:rsid="00164b34" officeooo:paragraph-rsid="00164b34"/>
    </style:style>
    <style:style style:name="P10" style:family="paragraph" style:parent-style-name="Text_20_body">
      <style:paragraph-properties fo:text-align="center" style:justify-single-word="false"/>
      <style:text-properties officeooo:rsid="00164b34" officeooo:paragraph-rsid="00164b34"/>
    </style:style>
    <style:style style:name="P11" style:family="paragraph" style:parent-style-name="Text_20_body">
      <style:text-properties officeooo:paragraph-rsid="00164b34"/>
    </style:style>
    <style:style style:name="P12" style:family="paragraph" style:parent-style-name="Title">
      <style:text-properties officeooo:rsid="0014542c" officeooo:paragraph-rsid="0014542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4b34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  <text:list-style style:name="L1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2">LPED – Jul24-2024</text:p>
      <text:p text:style-name="P6"/>
      <text:h text:style-name="P1" text:outline-level="1">ArrayList em Java</text:h>
      <text:p text:style-name="P8"/>
      <text:p text:style-name="P7"><text:span text:style-name="T1">Lista</text:span>: array[3] = int ← você deve definir o tipo da variável; Corre com for + índice (0, 1 e 2 nesse caso);</text:p>
      <text:p text:style-name="P7"><text:span text:style-name="T1">ArrayList</text:span>: arrayList[n] ← é uma Coleção de objetos; Corre com o índice ou o ponteiro (iterator – biblioteca em Java para indicar que está no elemento correto);</text:p>
      <text:p text:style-name="P7"/>
      <text:h text:style-name="P2" text:outline-level="1">Definição de ArrayList</text:h>
      <text:p text:style-name="P11"/>
      <text:p text:style-name="P9">Classe em Java que implementa a interface List. Usa array dinâmico para armazenar elementos que pode aumentar ou diminuir seu tamanho de acordo com a necessidade;</text:p>
      <text:p text:style-name="P9"/>
      <text:p text:style-name="P10">Flexibilidade; indexação; ordenação; versatilidade;</text:p>
      <text:p text:style-name="P9"/>
      <text:h text:style-name="P3" text:outline-level="2">Declaração:</text:h>
      <text:p text:style-name="P9">ArrayList&lt;String&gt; nomes = new ArrayList&lt;String&gt;( );</text:p>
      <text:p text:style-name="P9"/>
      <text:p text:style-name="P9"/>
      <text:p text:style-name="P9">Desvantagens: se utilizado com muitos dados pode impactar o código;</text:p>
      <text:p text:style-name="P9"/>
      <text:h text:style-name="P3" text:outline-level="2">Método .add( )</text:h>
      <text:p text:style-name="P9">Exemplo:</text:p>
      <text:p text:style-name="P9">nomes.add( “João” ); ← Adicionará na posição vazia (primeira, se não tiver nenhum dado, posição zero. Última se tiver uma ou mais posição ocupada.)</text:p>
      <text:p text:style-name="P9"/>
      <text:p text:style-name="Preformatted_20_Text">nomes.add( 0 , ”Maria” ); ← Substitui ou adiciona na posição zero;</text:p>
      <text:p text:style-name="P9"/>
      <text:h text:style-name="P2" text:outline-level="1"><text:soft-page-break/>Método .remove( )</text:h>
      <text:p text:style-name="P9"/>
      <text:p text:style-name="Preformatted_20_Text">nomes.remove(“João”) ← Removerá o primeiro “João” que encontrar (inicia do zero); Se tiver mais de um os demais permanecerão registrados;</text:p>
      <text:p text:style-name="P9"/>
      <text:h text:style-name="P3" text:outline-level="2">Método .get( );</text:h>
      <text:p text:style-name="P11"/>
      <text:p text:style-name="Preformatted_20_Text">nomes.get(0); ← Trás o valor da posição zero;</text:p>
      <text:p text:style-name="P9"/>
      <text:h text:style-name="P3" text:outline-level="2">Método For para percorrer o ArrayList</text:h>
      <text:p text:style-name="P9"/>
      <text:p text:style-name="P5"><text:span text:style-name="Source_20_Text"><text:span text:style-name="T2">for (String nome : nomes) {</text:span></text:span></text:p>
      <text:p text:style-name="Preformatted_20_Text"><text:span text:style-name="Source_20_Text"><text:span text:style-name="T2"><text:s text:c="2"/>System.out.println(nome);</text:span></text:span></text:p>
      <text:p text:style-name="P4"><text:span text:style-name="Source_20_Text"><text:span text:style-name="T2">}</text:span></text:span></text:p>
      <text:h text:style-name="P2" text:outline-level="1">ITERATOR – <text:span text:style-name="T4">Importante</text:span>;</text:h>
      <text:p text:style-name="P11"/>
      <text:p text:style-name="P9">Iterar = avanço; ir para o próximo ítem;</text:p>
      <text:p text:style-name="P9"/>
      <text:p text:style-name="Preformatted_20_Text">Utilizar o método iterator( );</text:p>
      <text:p text:style-name="P9"/>
      <text:p text:style-name="P9">Outros métodos: hasNext( ) e next( ) que permitem iterar sobre os elementos de forma sequencial;</text:p>
      <text:p text:style-name="P9">Iterando sobre um ArrayList com índice</text:p>
      <text:p text:style-name="P9">import java.util.ArrayList;</text:p>
      <text:p text:style-name="P9">public class ArrayListWithForLoop { </text:p>
      <text:p text:style-name="P9">public static void main(String[] args) { </text:p>
      <text:p text:style-name="P9"/>
      <text:p text:style-name="P9">// Criando um ArrayList </text:p>
      <text:p text:style-name="P9"/>
      <text:p text:style-name="P9"><text:s text:c="12"/>ArrayList arrayList = new ArrayList&lt;&gt;();</text:p>
      <text:p text:style-name="P9"/>
      <text:p text:style-name="P9"><text:s text:c="4"/>// Adicionando elementos ao ArrayList</text:p>
      <text:p text:style-name="P9"><text:s text:c="4"/>arrayList.add("Java");</text:p>
      <text:p text:style-name="P9"><text:s text:c="4"/>arrayList.add("Python");</text:p>
      <text:p text:style-name="P9"><text:soft-page-break/><text:s text:c="4"/>arrayList.add("C++");</text:p>
      <text:p text:style-name="P9"><text:s text:c="4"/>arrayList.add("JavaScript");</text:p>
      <text:p text:style-name="P9"/>
      <text:p text:style-name="P9"><text:s text:c="4"/>// Usando um for loop com índices para percorrer o ArrayList</text:p>
      <text:p text:style-name="P9"><text:s text:c="4"/>System.out.println("Elementos no ArrayList:");</text:p>
      <text:p text:style-name="P9"><text:s text:c="4"/>for (int i = 0; i &lt; arrayList.size(); i++) {</text:p>
      <text:p text:style-name="P9"><text:s text:c="8"/>System.out.println(arrayList.get(i));</text:p>
      <text:p text:style-name="P9"><text:s text:c="4"/>}</text:p>
      <text:p text:style-name="P9"/>
      <text:p text:style-name="P9"><text:s text:c="4"/>// Removendo um elemento durante a iteração</text:p>
      <text:p text:style-name="P9"><text:s text:c="4"/>// Nota: Evite modificar a lista diretamente e</text:p>
      <text:p text:style-name="P9"/>
      <text:p text:style-name="P11"/>
      <text:p text:style-name="P11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19:13:33.376955991</meta:creation-date>
    <meta:generator>LibreOffice/7.4.7.2$Linux_X86_64 LibreOffice_project/40$Build-2</meta:generator>
    <dc:date>2024-07-24T20:23:03.118326192</dc:date>
    <meta:editing-duration>PT1H9M30S</meta:editing-duration>
    <meta:editing-cycles>2</meta:editing-cycles>
    <meta:document-statistic meta:table-count="0" meta:image-count="0" meta:object-count="0" meta:page-count="3" meta:paragraph-count="44" meta:word-count="300" meta:character-count="2072" meta:non-whitespace-character-count="1744"/>
  </office:meta>
</office:document-meta>
</file>